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936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102">
      <style:text-properties style:text-position=""/>
    </style:style>
    <style:style style:name="ce2" style:family="table-cell" style:parent-style-name="Default" style:data-style-name="N120">
      <style:text-properties style:text-position=""/>
    </style:style>
    <style:style style:name="ce3" style:family="table-cell" style:parent-style-name="Default" style:data-style-name="N119">
      <style:text-properties style:text-position="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Cost of Item(s)</text:p>
          </table:table-cell>
          <table:table-cell office:value-type="string">
            <text:p>Amount bought</text:p>
          </table:table-cell>
          <table:table-cell office:value-type="string">
            <text:p>Amount used</text:p>
          </table:table-cell>
          <table:table-cell office:value-type="string">
            <text:p>Cost of used</text:p>
          </table:table-cell>
        </table:table-row>
        <table:table-row table:style-name="ro1">
          <table:table-cell office:value-type="string">
            <text:p>Rope</text:p>
          </table:table-cell>
          <table:table-cell table:style-name="ce1" office:value-type="currency" office:currency="USD" office:value="2.64">
            <text:p>$2.64</text:p>
          </table:table-cell>
          <table:table-cell table:style-name="ce2" office:value-type="float" office:value="144">
            <text:p>144 "</text:p>
          </table:table-cell>
          <table:table-cell table:style-name="ce2" office:value-type="float" office:value="84">
            <text:p>84 "</text:p>
          </table:table-cell>
          <table:table-cell table:style-name="ce1" table:formula="of:=([.D2])*([.B2]/[.C2])" office:value-type="currency" office:currency="USD" office:value="1.54">
            <text:p>$1.54</text:p>
          </table:table-cell>
        </table:table-row>
        <table:table-row table:style-name="ro1">
          <table:table-cell office:value-type="string">
            <text:p>Corner Braces</text:p>
          </table:table-cell>
          <table:table-cell table:style-name="ce1" office:value-type="currency" office:currency="USD" office:value="4.68">
            <text:p>$4.68</text:p>
          </table:table-cell>
          <table:table-cell table:style-name="ce3" office:value-type="float" office:value="4">
            <text:p>4 pcs</text:p>
          </table:table-cell>
          <table:table-cell table:style-name="ce3" office:value-type="float" office:value="2">
            <text:p>2 pcs</text:p>
          </table:table-cell>
          <table:table-cell table:style-name="ce1" table:formula="of:=([.D3])*([.B3]/[.C3])" office:value-type="currency" office:currency="USD" office:value="2.34">
            <text:p>$2.34</text:p>
          </table:table-cell>
        </table:table-row>
        <table:table-row table:style-name="ro1">
          <table:table-cell office:value-type="string">
            <text:p>Pulley</text:p>
          </table:table-cell>
          <table:table-cell table:style-name="ce1" office:value-type="currency" office:currency="USD" office:value="2.38">
            <text:p>$2.38</text:p>
          </table:table-cell>
          <table:table-cell table:number-columns-repeated="2" table:style-name="ce3" office:value-type="float" office:value="1">
            <text:p>1 pcs</text:p>
          </table:table-cell>
          <table:table-cell table:style-name="ce1" table:formula="of:=([.D4])*([.B4]/[.C4])" office:value-type="currency" office:currency="USD" office:value="2.38">
            <text:p>$2.38</text:p>
          </table:table-cell>
        </table:table-row>
        <table:table-row table:style-name="ro1">
          <table:table-cell office:value-type="string">
            <text:p>Hinges</text:p>
          </table:table-cell>
          <table:table-cell table:style-name="ce1" office:value-type="currency" office:currency="USD" office:value="3.27">
            <text:p>$3.27</text:p>
          </table:table-cell>
          <table:table-cell table:number-columns-repeated="2" table:style-name="ce3" office:value-type="float" office:value="2">
            <text:p>2 pcs</text:p>
          </table:table-cell>
          <table:table-cell table:style-name="ce1" table:formula="of:=([.D5])*([.B5]/[.C5])" office:value-type="currency" office:currency="USD" office:value="3.27">
            <text:p>$3.27</text:p>
          </table:table-cell>
        </table:table-row>
        <table:table-row table:style-name="ro1">
          <table:table-cell office:value-type="string">
            <text:p>Hex Bolt</text:p>
          </table:table-cell>
          <table:table-cell table:style-name="ce1" office:value-type="currency" office:currency="USD" office:value="0.4">
            <text:p>$0.40</text:p>
          </table:table-cell>
          <table:table-cell table:number-columns-repeated="2" table:style-name="ce3" office:value-type="float" office:value="1">
            <text:p>1 pcs</text:p>
          </table:table-cell>
          <table:table-cell table:style-name="ce1" table:formula="of:=([.D6])*([.B6]/[.C6])" office:value-type="currency" office:currency="USD" office:value="0.4">
            <text:p>$0.40</text:p>
          </table:table-cell>
        </table:table-row>
        <table:table-row table:style-name="ro1">
          <table:table-cell office:value-type="string">
            <text:p>Hex Nuts</text:p>
          </table:table-cell>
          <table:table-cell table:style-name="ce1" office:value-type="currency" office:currency="USD" office:value="0.06">
            <text:p>$0.06</text:p>
          </table:table-cell>
          <table:table-cell table:number-columns-repeated="2" table:style-name="ce3" office:value-type="float" office:value="2">
            <text:p>2 pcs</text:p>
          </table:table-cell>
          <table:table-cell table:style-name="ce1" table:formula="of:=([.D7])*([.B7]/[.C7])" office:value-type="currency" office:currency="USD" office:value="0.06">
            <text:p>$0.06</text:p>
          </table:table-cell>
        </table:table-row>
        <table:table-row table:style-name="ro1">
          <table:table-cell office:value-type="string">
            <text:p>Washers</text:p>
          </table:table-cell>
          <table:table-cell table:style-name="ce1" office:value-type="currency" office:currency="USD" office:value="0.22">
            <text:p>$0.22</text:p>
          </table:table-cell>
          <table:table-cell table:number-columns-repeated="2" table:style-name="ce3" office:value-type="float" office:value="2">
            <text:p>2 pcs</text:p>
          </table:table-cell>
          <table:table-cell table:style-name="ce1" table:formula="of:=([.D8])*([.B8]/[.C8])" office:value-type="currency" office:currency="USD" office:value="0.22">
            <text:p>$0.22</text:p>
          </table:table-cell>
        </table:table-row>
        <table:table-row table:style-name="ro1">
          <table:table-cell office:value-type="string">
            <text:p>Machine Screws</text:p>
          </table:table-cell>
          <table:table-cell table:style-name="ce1" office:value-type="currency" office:currency="USD" office:value="1.18">
            <text:p>$1.18</text:p>
          </table:table-cell>
          <table:table-cell table:style-name="ce3" office:value-type="float" office:value="3">
            <text:p>3 pcs</text:p>
          </table:table-cell>
          <table:table-cell table:style-name="ce3" office:value-type="float" office:value="2">
            <text:p>2 pcs</text:p>
          </table:table-cell>
          <table:table-cell table:style-name="ce1" table:formula="of:=([.D9])*([.B9]/[.C9])" office:value-type="currency" office:currency="USD" office:value="0.786666666666667">
            <text:p>$0.79</text:p>
          </table:table-cell>
        </table:table-row>
        <table:table-row table:style-name="ro1">
          <table:table-cell office:value-type="string">
            <text:p>3 ” drywall screws</text:p>
          </table:table-cell>
          <table:table-cell table:style-name="ce1" office:value-type="currency" office:currency="USD" office:value="6.47">
            <text:p>$6.47</text:p>
          </table:table-cell>
          <table:table-cell table:style-name="ce3" office:value-type="float" office:value="71">
            <text:p>71 pcs</text:p>
          </table:table-cell>
          <table:table-cell table:style-name="ce3" office:value-type="float" office:value="30">
            <text:p>30 pcs</text:p>
          </table:table-cell>
          <table:table-cell table:style-name="ce1" table:formula="of:=([.D10])*([.B10]/[.C10])" office:value-type="currency" office:currency="USD" office:value="2.73380281690141">
            <text:p>$2.73</text:p>
          </table:table-cell>
        </table:table-row>
        <table:table-row table:style-name="ro1">
          <table:table-cell office:value-type="string">
            <text:p>1 5/8 ” drywall screws</text:p>
          </table:table-cell>
          <table:table-cell table:style-name="ce1" office:value-type="currency" office:currency="USD" office:value="6.47">
            <text:p>$6.47</text:p>
          </table:table-cell>
          <table:table-cell table:style-name="ce3" office:value-type="float" office:value="155">
            <text:p>155 pcs</text:p>
          </table:table-cell>
          <table:table-cell table:style-name="ce3" office:value-type="float" office:value="0">
            <text:p><text:s/>pcs</text:p>
          </table:table-cell>
          <table:table-cell table:style-name="ce1" table:formula="of:=([.D11])*([.B11]/[.C11])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2x4x96 ”</text:p>
          </table:table-cell>
          <table:table-cell table:style-name="ce1" office:value-type="currency" office:currency="USD" office:value="7.86">
            <text:p>$7.86</text:p>
          </table:table-cell>
          <table:table-cell table:number-columns-repeated="2" table:style-name="ce2" office:value-type="float" office:value="288">
            <text:p>288 "</text:p>
          </table:table-cell>
          <table:table-cell table:style-name="ce1" table:formula="of:=([.D12])*([.B12]/[.C12])" office:value-type="currency" office:currency="USD" office:value="7.86">
            <text:p>$7.86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>
            <text:p>Total:</text:p>
          </table:table-cell>
          <table:table-cell table:formula="of:=SUM([.E2:.E12])" office:value-type="currency" office:currency="USD" office:value="21.5904694835681">
            <text:p>$21.59</text:p>
          </table:table-cell>
          <table:table-cell table:number-columns-repeated="3"/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0" number:min-integer-digits="0"/>
      <number:text> pcs</number:text>
    </number:number-style>
    <number:number-style style:name="N120">
      <number:number number:decimal-places="0" number:min-integer-digits="0"/>
      <number:text> "</number:text>
    </number:number-style>
    <number:number-style style:name="N10118" number:language="en" number:country="US">
      <number:number number:decimal-places="0" number:min-integer-digits="0"/>
      <number:text> pcs</number:text>
    </number:number-style>
    <number:number-style style:name="N10119" number:language="en" number:country="US">
      <number:number number:decimal-places="0" number:min-integer-digits="0"/>
      <number:text> "</number:text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 style:data-style-name="N2" text:time-value="0000-00-00T19:51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</meta:initial-creator>
    <meta:creation-date>2013-10-13T12:27:31</meta:creation-date>
    <dc:date>2013-10-14T19:51:31</dc:date>
    <dc:creator>Benjamin </dc:creator>
    <meta:editing-duration>PT16M26S</meta:editing-duration>
    <meta:editing-cycles>2</meta:editing-cycles>
    <meta:generator>LibreOffice/4.0.2.2$Linux_X86_64 LibreOffice_project/400m0$Build-2</meta:generator>
    <meta:document-statistic meta:table-count="1" meta:cell-count="62" meta:object-count="0"/>
  </office:meta>
</office:document-meta>
</file>